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ee134" officeooo:paragraph-rsid="000ee134"/>
    </style:style>
    <style:style style:name="P2" style:family="paragraph" style:parent-style-name="Preformatted_20_Text">
      <style:paragraph-properties fo:text-align="start" style:justify-single-word="false"/>
      <style:text-properties officeooo:rsid="000ef198" officeooo:paragraph-rsid="000ef198"/>
    </style:style>
    <style:style style:name="P3" style:family="paragraph" style:parent-style-name="Preformatted_20_Text">
      <style:paragraph-properties fo:text-align="start" style:justify-single-word="false"/>
      <style:text-properties officeooo:rsid="000fc221" officeooo:paragraph-rsid="000fc221"/>
    </style:style>
    <style:style style:name="P4" style:family="paragraph" style:parent-style-name="Preformatted_20_Text">
      <style:paragraph-properties fo:text-align="start" style:justify-single-word="false"/>
      <style:text-properties officeooo:rsid="00106242" officeooo:paragraph-rsid="00106242"/>
    </style:style>
    <style:style style:name="T1" style:family="text">
      <style:text-properties officeooo:rsid="0011c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</text:p>
      <text:p text:style-name="P1"/>
      <text:p text:style-name="P2">il faut découper l’image en ligne, et les affecter par processeur</text:p>
      <text:p text:style-name="P3">(pas de pragma sur la boucle interne)</text:p>
      <text:p text:style-name="P3"/>
      <text:p text:style-name="P4">2) L’option d’optimisation -03 permet d’améliorer les performance en passant de 1m30s à 30s, <text:span text:style-name="T1">soit une amélioration de 70 %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12:12:17.536082046</dc:date>
    <meta:editing-duration>PT5M3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4" meta:word-count="39" meta:character-count="228" meta:non-whitespace-character-count="193"/>
  </office:meta>
</office:document-meta>
</file>